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Did the robot always track which color drill you were constructing?</text:p>
          </table:table-cell>
          <table:table-cell table:style-name="ce1" office:value-type="string" calcext:value-type="string">
            <text:p>How often did the robot bring you the part you needed at the time that you needed it?</text:p>
          </table:table-cell>
          <table:table-cell table:style-name="ce1" office:value-type="string" calcext:value-type="string">
            <text:p>How often did the robot bring you a part you didn’t need at that time?</text:p>
          </table:table-cell>
          <table:table-cell table:style-name="ce1" office:value-type="string" calcext:value-type="string">
            <text:p>How often did you have to slow down or wait because the robot did not provide you with what you needed?</text:p>
          </table:table-cell>
          <table:table-cell table:style-name="ce1" office:value-type="string" calcext:value-type="string">
            <text:p>How often did you have to change what you were building because the robot did not provide you with what you needed?</text:p>
          </table:table-cell>
          <table:table-cell table:style-name="ce1" office:value-type="string" calcext:value-type="string">
            <text:p>Did the robot adapt its behavior to your actions?</text:p>
          </table:table-cell>
          <table:table-cell table:style-name="ce1" office:value-type="string" calcext:value-type="string">
            <text:p>How mentally demanding was the task?</text:p>
          </table:table-cell>
          <table:table-cell table:style-name="ce1" office:value-type="string" calcext:value-type="string">
            <text:p>How physically demanding was the task?</text:p>
          </table:table-cell>
          <table:table-cell table:style-name="ce1" office:value-type="string" calcext:value-type="string">
            <text:p>How hurried or rushed was the pace of the task?</text:p>
          </table:table-cell>
          <table:table-cell table:style-name="ce1" office:value-type="string" calcext:value-type="string">
            <text:p>How successful were you in accomplishing what you were asked to do?</text:p>
          </table:table-cell>
          <table:table-cell table:style-name="ce1" office:value-type="string" calcext:value-type="string">
            <text:p>How hard did you have to work to accomplish your level of performance?</text:p>
          </table:table-cell>
          <table:table-cell table:style-name="ce1" office:value-type="string" calcext:value-type="string">
            <text:p>How insecure, discouraged, irritated, stressed, and annoyed were you?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12T16:46:30.05" calcext:value-type="date">
            <text:p>7/12/2021 16:46:3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13T15:25:23.181" calcext:value-type="date">
            <text:p>7/13/2021 15:25:2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15T14:33:17.404" calcext:value-type="date">
            <text:p>7/15/2021 14:33:1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16T16:03:37.843" calcext:value-type="date">
            <text:p>7/16/2021 16:03:38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ometimes</text:p>
          </table:table-cell>
          <table:table-cell table:number-columns-repeated="2"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16T17:25:06.711" calcext:value-type="date">
            <text:p>7/16/2021 17:25:0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0T18:49:56.107" calcext:value-type="date">
            <text:p>7/20/2021 18:49:5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1T13:58:16.849" calcext:value-type="date">
            <text:p>7/21/2021 13:58:1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Sometimes</text:p>
          </table:table-cell>
          <table:table-cell table:number-columns-repeated="2"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1T14:55:24.736" calcext:value-type="date">
            <text:p>7/21/2021 14:55:2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number-columns-repeated="3" table:style-name="ce3" office:value-type="string" calcext:value-type="string">
            <text:p>Sometimes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1T16:49:21.106" calcext:value-type="date">
            <text:p>7/21/2021 16:49:2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3T16:03:22.645" calcext:value-type="date">
            <text:p>7/23/2021 16:03:2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3T17:44:55.919" calcext:value-type="date">
            <text:p>7/23/2021 17:44:5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6T11:37:18.16" calcext:value-type="date">
            <text:p>7/26/2021 11:37:1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6T15:08:53.603" calcext:value-type="date">
            <text:p>7/26/2021 15:08:5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6T18:00:27.457" calcext:value-type="date">
            <text:p>7/26/2021 18:00:2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7T17:02:14.525" calcext:value-type="date">
            <text:p>7/27/2021 17:02: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7T18:05:30.155" calcext:value-type="date">
            <text:p>7/27/2021 18:05:3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8T15:43:38.148" calcext:value-type="date">
            <text:p>7/28/2021 15:43:3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9T12:07:56.41" calcext:value-type="date">
            <text:p>7/29/2021 12:07:56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9T14:27:15.099" calcext:value-type="date">
            <text:p>7/29/2021 14:27:1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29T18:07:57.25" calcext:value-type="date">
            <text:p>7/29/2021 18:07:57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30T11:27:37.749" calcext:value-type="date">
            <text:p>7/30/2021 11:27:3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30T13:38:43.489" calcext:value-type="date">
            <text:p>7/30/2021 13:38:4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30T14:28:13.451" calcext:value-type="date">
            <text:p>7/30/2021 14:28: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30T16:09:55.289" calcext:value-type="date">
            <text:p>7/30/2021 16:09:5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30T16:49:40.477" calcext:value-type="date">
            <text:p>7/30/2021 16:49:4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7-30T17:59:01.34" calcext:value-type="date">
            <text:p>7/30/2021 17:59:0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05T16:54:59.049" calcext:value-type="date">
            <text:p>8/5/2021 16:54:5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24T14:46:38.459" calcext:value-type="date">
            <text:p>8/24/2021 14:46:3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24T15:42:18.444" calcext:value-type="date">
            <text:p>8/24/2021 15:42:18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Sometimes</text:p>
          </table:table-cell>
          <table:table-cell table:number-columns-repeated="2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24T17:56:59.106" calcext:value-type="date">
            <text:p>8/24/2021 17:56:5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Sometimes</text:p>
          </table:table-cell>
          <table:table-cell table:number-columns-repeated="2"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31T13:13:20.472" calcext:value-type="date">
            <text:p>8/31/2021 13:13: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Most of the Time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31T14:31:49.841" calcext:value-type="date">
            <text:p>8/31/2021 14:31:5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31T15:35:25.872" calcext:value-type="date">
            <text:p>8/31/2021 15:35:26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31T16:52:58.995" calcext:value-type="date">
            <text:p>8/31/2021 16:52:5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8-31T17:45:28.627" calcext:value-type="date">
            <text:p>8/31/2021 17:45:2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9-02T13:38:38.52" calcext:value-type="date">
            <text:p>9/2/2021 13:38:39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9-02T15:36:07.335" calcext:value-type="date">
            <text:p>9/2/2021 15:36:07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ometimes</text:p>
          </table:table-cell>
          <table:table-cell table:style-name="ce3" office:value-type="string" calcext:value-type="string">
            <text:p>Most of the Time</text:p>
          </table:table-cell>
          <table:table-cell table:number-columns-repeated="2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9-02T16:40:43.721" calcext:value-type="date">
            <text:p>9/2/2021 16:40:4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3" table:style-name="ce3" office:value-type="string" calcext:value-type="string">
            <text:p>Never</text:p>
          </table:table-cell>
          <table:table-cell table:style-name="ce3" office:value-type="string" calcext:value-type="string">
            <text:p>Y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9-02T17:25:43.389" calcext:value-type="date">
            <text:p>9/2/2021 17:25:4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ways</text:p>
          </table:table-cell>
          <table:table-cell table:number-columns-repeated="2" table:style-name="ce3" office:value-type="string" calcext:value-type="string">
            <text:p>Sometimes</text:p>
          </table:table-cell>
          <table:table-cell table:style-name="ce3" office:value-type="string" calcext:value-type="string">
            <text:p>Never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0" meta:object-count="0"/>
    <meta:generator>LibreOfficeDev/6.0.5.2$Linux_X86_64 LibreOffice_project/</meta:generator>
  </office:meta>
</office:document-meta>
</file>